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023a57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023a57" style:font-size-asian="16pt" style:font-size-complex="16pt"/>
    </style:style>
    <style:style style:name="T1" style:family="text">
      <style:text-properties fo:color="#000000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2" style:family="text">
      <style:text-properties fo:color="#000000" loext:opacity="100%" style:font-name="Times New Roman" fo:background-color="#ffffff" loext:char-shading-value="0" style:font-name-complex="Times New Roman1"/>
    </style:style>
    <style:style style:name="T3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4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XV</text:span></text:p>
      <text:p text:style-name="P2"><text:span text:style-name="T2">Александр вышел из машины, поправляя новое пальто и направился к школе. Раздевшись, он неторопливо пошел по коридору в сторону класса. Одноклассники, которых он встречал смотрели на него странными взглядами, но он постарался не придавать этому значения, однако сюрпризы лишь начинались. Подходя к классу, он задумался о чем-то на секунду, как вдруг отшатнулся в сторону от того, что его толкнул парень со стаканом кофе в руках, влетевший в него на бегу.</text:span></text:p>
      <text:p text:style-name="P2"><text:span text:style-name="T2">–Да ты что делаешь? Куда ты спешишь? – недовольно сказал Александр, посмотрев на испорченный пиджак. </text:span></text:p>
      <text:p text:style-name="P2"><text:span text:style-name="T2">–Ой, простите, ваше величество. Я не заметил, что это вы. Я нес вам кофе, надеялся, что успею до вашего прихода. </text:span></text:p>
      <text:p text:style-name="P2"><text:span text:style-name="T2">–Что за бред ты несешь?! </text:span></text:p>
      <text:p text:style-name="P2"><text:span text:style-name="T2">Парень ушел в класс, а Алехин, еще раз посмотрев на пиджак, снял его и направился внутрь. </text:span></text:p>
      <text:p text:style-name="P2"><text:span text:style-name="T2">–А вот и тот, кого мы все так ждали! –крикнула невысокая девушка, увидев его. </text:span></text:p>
      <text:p text:style-name="P2"><text:span text:style-name="T2">–Александр, вы хорошо знаете химию? – добавила другая.</text:span></text:p>
      <text:p text:style-name="P2"><text:span text:style-name="T2">–Да что с вами случилось сегодня?</text:span></text:p>
      <text:p text:style-name="P2"><text:span text:style-name="T2">–Раз так, то думаю, что вы легко смогли бы синтезировать жидкий клей! – подхватил еще один молодой человек, щелкая ножницами тонкую леску. В следующий момент на Алехина пролилось ведро липкой жидкости. </text:span></text:p>
      <text:p text:style-name="P2"><text:span text:style-name="T2">–Ах да, а как вы относитесь к птицам? – добавила еще одна девушка, окучивая с этими словами Александра ворохом перьев, которые моментально прилипли к костюму. </text:span></text:p>
      <text:p text:style-name="P2"><text:soft-page-break/><text:span text:style-name="T2">–Ну смотрите, прямо настоящий петушок, какой он и есть! – крикнула, хлопая Алена. </text:span></text:p>
      <text:p text:style-name="P2"><text:span text:style-name="T2">–Ну да, кто же еще мог стоять за такими смешными шутками, – ответил тот. </text:span></text:p>
      <text:p text:style-name="P2"><text:span text:style-name="T2">–А я тут и не при делах. Просто они и еще кое-кто хотели сказать, что думают об изменщиках, выпендрежниках и таких как ты, Александр Алехин людях с завышенной самооценкой. В первую очередь сказала это та, кому ты разбил сердце позавчера ночью. Кто слепо верил тебе, а ты поступил вот так, как последний жалкий сопляк, – торжествующе сказала Алена. </text:span></text:p>
      <text:p text:style-name="P2"><text:span text:style-name="T2">Обернувшись, парень увидел Алину, подходящую к классу. Его гневный взгляд пересекся с ее равнодушным и холодным. </text:span></text:p>
      <text:p text:style-name="P2"><text:span text:style-name="T2">–Так вы хотите, чтобы я ушел? И ты этого хочешь?! – крикнул он, – Ну что ж, я уйду. А вы так и оставайтесь. Масса идиотов! </text:span></text:p>
      <text:p text:style-name="P2"><text:span text:style-name="T2">Алина с возмущением и непониманием посмотрела на него, но окинув взглядом рассмеялась. Смех ее подхватили и остальные. Александр сухо посмотрел на нее и, бросив на пол у ног девушки небольшой пакетик удалился, прикрываясь пиджаком. Приехав домой и сходив в душ, парень достал бутылку коньяка и, вырвав зубами крышку сделал несколько глубоких глотков. Поставив бутылку на пол, он достал гитару и, упав в кресло запел. Слова подбирались сами, песня рождалась под грустную мелодию. Телефон разрывался от звонков, но парню уже было все равно. Достав лист бумаги и ручку, он писал песню. Это была песня его души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20:23:45.016000000</meta:creation-date>
    <dc:date>2022-05-15T20:24:04.414000000</dc:date>
    <meta:editing-duration>PT19S</meta:editing-duration>
    <meta:editing-cycles>1</meta:editing-cycles>
    <meta:document-statistic meta:table-count="0" meta:image-count="0" meta:object-count="0" meta:page-count="2" meta:paragraph-count="17" meta:word-count="424" meta:character-count="2657" meta:non-whitespace-character-count="2228"/>
    <meta:generator>LibreOffice/7.2.2.2$Windows_X86_64 LibreOffice_project/02b2acce88a210515b4a5bb2e46cbfb63fe97d56</meta:generator>
  </office:meta>
</office:document-meta>
</file>